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000000578B71202C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4cm" svg:height="6cm" svg:x="1.8cm" svg:y="2.502cm">
          <draw:image xlink:href="Pictures/10000000000003D000000578B71202C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01:21:22.209822437</meta:creation-date>
    <dc:date>2016-09-07T01:23:46.990917986</dc:date>
    <meta:editing-duration>PT2M24S</meta:editing-duration>
    <meta:editing-cycles>1</meta:editing-cycles>
    <meta:document-statistic meta:object-count="1"/>
    <meta:generator>LibreOffice/4.3.7.2$Linux_X86_64 LibreOffice_project/430$Build-2</meta:generator>
  </office:meta>
</office:document-meta>
</file>